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6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38.81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54.2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3:26:44.484421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5T13:31:02.241367582</dc:date>
    <meta:editing-duration>PT15M59S</meta:editing-duration>
    <meta:editing-cycles>6</meta:editing-cycles>
    <meta:generator>LibreOffice/6.0.7.3$Linux_X86_64 LibreOffice_project/00m0$Build-3</meta:generator>
    <meta:document-statistic meta:table-count="1" meta:cell-count="1502" meta:object-count="0"/>
  </office:meta>
</office:document-meta>
</file>